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Media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lá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edia:</text:p>
          </table:table-cell>
          <table:table-cell table:style-name="Default" table:formula="of:=AVERAGE([.B2:.B15])" office:value-type="float" office:value="1905.55555555556" calcext:value-type="float">
            <text:p>1905.5555555556</text:p>
          </table:table-cell>
        </table:table-row>
      </table:table>
      <table:table table:name="Mediana" table:style-name="ta1">
        <table:table-column table:style-name="co4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lár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ediana:</text:p>
          </table:table-cell>
          <table:table-cell table:style-name="Default" table:formula="of:=MEDIAN([.B2:.B15])" office:value-type="float" office:value="1200" calcext:value-type="float">
            <text:p>1200</text:p>
          </table:table-cell>
        </table:table-row>
      </table:table>
      <table:table table:name="Moda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lár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oda:</text:p>
          </table:table-cell>
          <table:table-cell table:style-name="Default" table:formula="of:=MODE([.B2:.B15])" office:value-type="float" office:value="1200" calcext:value-type="float">
            <text:p>1200</text:p>
          </table:table-cell>
        </table:table-row>
      </table:table>
      <table:named-expressions/>
      <table:database-ranges>
        <table:database-range table:name="__Anonymous_Sheet_DB__1" table:target-range-address="Mediana.A1:Mediana.B10">
          <table:sort>
            <table:sort-by table:field-number="1" table:data-type="automatic"/>
          </table:sort>
        </table:database-range>
        <table:database-range table:name="__Anonymous_Sheet_DB__2" table:target-range-address="Moda.A1:Moda.B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08:41:55.386321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6:25:00.249283109</meta:creation-date>
    <dc:date>2018-08-13T08:45:31.614333412</dc:date>
    <meta:editing-duration>PT2H24M27S</meta:editing-duration>
    <meta:editing-cycles>42</meta:editing-cycles>
    <meta:generator>LibreOffice/5.1.6.2$Linux_X86_64 LibreOffice_project/10m0$Build-2</meta:generator>
    <meta:document-statistic meta:table-count="3" meta:cell-count="66" meta:object-count="0"/>
  </office:meta>
</office:document-meta>
</file>